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00a933" draw:textarea-horizontal-align="justify" draw:textarea-vertical-align="middle" draw:auto-grow-height="false" fo:min-height="4.576cm" fo:min-width="4.453cm"/>
      <style:paragraph-properties style:writing-mode="lr-tb"/>
    </style:style>
    <style:style style:name="gr2" style:family="graphic" style:parent-style-name="objectwithoutfill">
      <style:graphic-properties draw:marker-end="Arrow" draw:marker-end-width="0.3cm" draw:fill="solid" draw:textarea-vertical-align="middle"/>
      <style:paragraph-properties style:writing-mode="lr-tb"/>
    </style:style>
    <style:style style:name="gr3" style:family="graphic" style:parent-style-name="standard">
      <style:graphic-properties draw:textarea-horizontal-align="justify" draw:textarea-vertical-align="middle" draw:auto-grow-height="false" fo:min-height="4.195cm" fo:min-width="4.453cm"/>
      <style:paragraph-properties style:writing-mode="lr-tb"/>
    </style:style>
    <style:style style:name="gr4" style:family="graphic" style:parent-style-name="standard">
      <style:graphic-properties draw:fill-color="#ffffff" draw:textarea-horizontal-align="justify" draw:textarea-vertical-align="middle" draw:auto-grow-height="false" fo:min-height="4.195cm" fo:min-width="4.453cm"/>
      <style:paragraph-properties style:writing-mode="lr-tb"/>
    </style:style>
    <style:style style:name="gr5" style:family="graphic" style:parent-style-name="standard">
      <style:graphic-properties draw:fill-color="#ffdbb6" draw:textarea-horizontal-align="justify" draw:textarea-vertical-align="middle" draw:auto-grow-height="false" fo:min-height="3.688cm" fo:min-width="4.997cm"/>
      <style:paragraph-properties style:writing-mode="lr-tb"/>
    </style:style>
    <style:style style:name="gr6" style:family="graphic" style:parent-style-name="standard">
      <style:graphic-properties draw:textarea-horizontal-align="justify" draw:textarea-vertical-align="middle" draw:auto-grow-height="false" fo:min-height="5.211cm" fo:min-width="6.612cm"/>
      <style:paragraph-properties style:writing-mode="lr-tb"/>
    </style:style>
    <style:style style:name="gr7" style:family="graphic" style:parent-style-name="objectwithoutfill">
      <style:graphic-properties draw:marker-end="Arrow" draw:marker-end-width="0.3cm" draw:fill="solid" draw:textarea-vertical-align="middle"/>
    </style:style>
    <style:style style:name="gr8" style:family="graphic" style:parent-style-name="standard">
      <style:graphic-properties draw:fill-color="#ffff38" draw:textarea-horizontal-align="justify" draw:textarea-vertical-align="middle" draw:auto-grow-height="false" fo:min-height="3.539cm" fo:min-width="5.64cm" fo:wrap-option="no-wrap"/>
      <style:paragraph-properties style:writing-mode="lr-tb"/>
    </style:style>
    <style:style style:name="gr9" style:family="graphic" style:parent-style-name="standard">
      <style:graphic-properties draw:fill-color="#ffffff" draw:textarea-horizontal-align="justify" draw:textarea-vertical-align="middle" draw:auto-grow-height="false" fo:min-height="2.715cm" fo:min-width="2.823cm"/>
    </style:style>
    <style:style style:name="gr10" style:family="graphic" style:parent-style-name="objectwithoutfill">
      <style:graphic-properties draw:marker-start="Arrow" draw:marker-start-width="0.3cm" draw:marker-end="Arrow" draw:marker-end-width="0.3cm" draw:fill="solid" draw:textarea-vertical-align="middle"/>
      <style:paragraph-properties style:writing-mode="lr-tb"/>
    </style:style>
    <style:style style:name="P1" style:family="paragraph">
      <style:paragraph-properties fo:text-align="center"/>
    </style:style>
    <style:style style:name="P2" style:family="paragraph">
      <loext:graphic-properties draw:fill-color="#00a933"/>
      <style:paragraph-properties fo:text-align="center"/>
    </style:style>
    <style:style style:name="P3" style:family="paragraph">
      <loext:graphic-properties draw:fill="solid"/>
      <style:paragraph-properties fo:text-align="center"/>
    </style:style>
    <style:style style:name="P4" style:family="paragraph">
      <loext:graphic-properties draw:fill-color="#ffffff"/>
      <style:paragraph-properties fo:text-align="center"/>
    </style:style>
    <style:style style:name="P5" style:family="paragraph">
      <loext:graphic-properties draw:fill-color="#ffdbb6"/>
      <style:paragraph-properties fo:text-align="center"/>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color="#ffff38"/>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953cm" svg:height="4.826cm" svg:x="66.024cm" svg:y="63.357cm">
          <text:p text:style-name="P1">Website<text:line-break/>Landing Page</text:p>
          <draw:enhanced-geometry svg:viewBox="0 0 21600 21600" draw:type="rectangle" draw:enhanced-path="M 0 0 L 21600 0 21600 21600 0 21600 0 0 Z N"/>
        </draw:custom-shape>
        <draw:connector draw:style-name="gr2" draw:text-style-name="P3" draw:layer="layout" draw:type="line" svg:x1="68.501cm" svg:y1="55.61cm" svg:x2="68.5cm" svg:y2="63.357cm" draw:start-shape="id1" draw:start-glue-point="8" draw:end-shape="id2" draw:end-glue-point="0" svg:d="M68501 55610l-1 7747" svg:viewBox="0 0 2 7748">
          <text:p text:style-name="P1">PROVIDES:<text:line-break/>Address</text:p>
        </draw:connector>
        <draw:custom-shape draw:style-name="gr3" draw:text-style-name="P1" xml:id="id3" draw:id="id3" draw:layer="layout" svg:width="4.953cm" svg:height="4.445cm" svg:x="92.821cm" svg:y="63.611cm">
          <text:p text:style-name="P1">Plotly<text:line-break/>Fig Builder Code</text:p>
          <draw:enhanced-geometry svg:viewBox="0 0 21600 21600" draw:type="rectangle" draw:enhanced-path="M 0 0 L 21600 0 21600 21600 0 21600 0 0 Z N"/>
        </draw:custom-shape>
        <draw:connector draw:style-name="gr2" draw:text-style-name="P3" draw:layer="layout" draw:type="line" svg:x1="70.977cm" svg:y1="65.77cm" svg:x2="92.821cm" svg:y2="65.833cm" draw:start-shape="id2" draw:start-glue-point="1" draw:end-shape="id3" draw:end-glue-point="3" svg:d="M70977 65770l21844 63" svg:viewBox="0 0 21845 64">
          <text:p text:style-name="P1">PROVIDES:<text:line-break/>User Lat/Lon<text:line-break/>User GEOID</text:p>
        </draw:connector>
        <draw:custom-shape draw:style-name="gr4" draw:text-style-name="P4" xml:id="id8" draw:id="id8" draw:layer="layout" svg:width="4.953cm" svg:height="4.445cm" svg:x="99.044cm" svg:y="63.611cm">
          <text:p text:style-name="P1">Rank Clusters</text:p>
          <draw:enhanced-geometry svg:viewBox="0 0 21600 21600" draw:type="rectangle" draw:enhanced-path="M 0 0 L 21600 0 21600 21600 0 21600 0 0 Z N"/>
        </draw:custom-shape>
        <draw:custom-shape draw:style-name="gr5" draw:text-style-name="P5" xml:id="id5" draw:id="id5" draw:layer="layout" svg:width="10.414cm" svg:height="3.937cm" svg:x="80.629cm" svg:y="54.086cm">
          <text:p text:style-name="P1">CLUSTER OUTPUT</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1" xml:id="id4" draw:id="id4" draw:layer="layout" svg:width="7.112cm" svg:height="5.461cm" svg:x="82.153cm" svg:y="41.767cm">
          <text:p text:style-name="P1">Clustering Code</text:p>
          <draw:enhanced-geometry svg:viewBox="0 0 21600 21600" draw:type="rectangle" draw:enhanced-path="M 0 0 L 21600 0 21600 21600 0 21600 0 0 Z N"/>
        </draw:custom-shape>
        <draw:connector draw:style-name="gr2" draw:text-style-name="P3" draw:layer="layout" draw:type="line" svg:x1="85.709cm" svg:y1="47.228cm" svg:x2="85.836cm" svg:y2="54.086cm" draw:start-shape="id4" draw:start-glue-point="2" draw:end-shape="id5" draw:end-glue-point="4" svg:d="M85709 47228l127 6858" svg:viewBox="0 0 128 6859">
          <text:p text:style-name="P1">PROVIDES:<text:line-break/>GEOID<text:line-break/>Lat/Lon<text:line-break/>Census Tract NAME (label)<text:line-break/>Cluster #</text:p>
        </draw:connector>
        <draw:connector draw:style-name="gr2" draw:text-style-name="P3" draw:layer="layout" draw:type="line" svg:x1="85.836cm" svg:y1="58.023cm" svg:x2="95.297cm" svg:y2="63.611cm" draw:start-shape="id5" draw:start-glue-point="6" draw:end-shape="id3" draw:end-glue-point="0" svg:d="M85836 58023l9461 5588" svg:viewBox="0 0 9462 5589">
          <text:p text:style-name="P6">PROVIDES:<text:line-break/>GEOID<text:line-break/>Lat/Lon<text:line-break/>Census Tract NAME (label)<text:line-break/>Cluster #</text:p>
        </draw:connector>
        <draw:custom-shape draw:style-name="gr5" draw:text-style-name="P5" xml:id="id6" draw:id="id6" draw:layer="layout" svg:width="10.414cm" svg:height="3.937cm" svg:x="80.629cm" svg:y="31.607cm">
          <text:p text:style-name="P1">CENSUS DATA</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5" draw:text-style-name="P5" xml:id="id7" draw:id="id7" draw:layer="layout" svg:width="10.414cm" svg:height="3.937cm" svg:x="93.964cm" svg:y="34.528cm">
          <text:p text:style-name="P1">AMENITIES DATA</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2" draw:text-style-name="P3" draw:layer="layout" draw:type="line" svg:x1="85.836cm" svg:y1="35.544cm" svg:x2="85.709cm" svg:y2="41.767cm" draw:start-shape="id6" draw:start-glue-point="6" draw:end-shape="id4" draw:end-glue-point="0" svg:d="M85836 35544l-127 6223" svg:viewBox="0 0 128 6224">
          <text:p text:style-name="P1">Provides Features for Clustering</text:p>
        </draw:connector>
        <draw:connector draw:style-name="gr2" draw:text-style-name="P3" draw:layer="layout" draw:type="line" svg:x1="99.171cm" svg:y1="38.465cm" svg:x2="85.709cm" svg:y2="41.767cm" draw:start-shape="id7" draw:start-glue-point="6" draw:end-shape="id4" draw:end-glue-point="0" svg:d="M99171 38465l-13462 3302" svg:viewBox="0 0 13463 3303">
          <text:p text:style-name="P1">Provides Features for Clustering</text:p>
        </draw:connector>
        <draw:connector draw:style-name="gr2" draw:text-style-name="P3" draw:layer="layout" draw:type="line" svg:x1="99.171cm" svg:y1="38.465cm" svg:x2="101.52cm" svg:y2="63.611cm" draw:start-shape="id7" draw:start-glue-point="6" draw:end-shape="id8" draw:end-glue-point="0" svg:d="M99171 38465l2349 25146" svg:viewBox="0 0 2350 25147">
          <text:p text:style-name="P1">PROVIDES:<text:line-break/>Amenity info for ranking results<text:line-break/>based on user-provided location</text:p>
        </draw:connector>
        <draw:connector draw:style-name="gr7" draw:text-style-name="P3" draw:layer="layout" draw:type="line" svg:x1="97.774cm" svg:y1="65.833cm" svg:x2="99.044cm" svg:y2="65.833cm" draw:start-shape="id3" draw:start-glue-point="1" draw:end-shape="id8" draw:end-glue-point="3" svg:d="M97774 65833h1270" svg:viewBox="0 0 1271 1">
          <text:p/>
        </draw:connector>
        <draw:custom-shape draw:style-name="gr8" draw:text-style-name="P7" draw:layer="layout" svg:width="9.398cm" svg:height="5.842cm" svg:x="80.629cm" svg:y="68.691cm">
          <text:p text:style-name="P1">Are these currently based</text:p>
          <text:p text:style-name="P1">On 2010 census tracts?</text:p>
          <text:p text:style-name="P1">Need to update to 2018?</text:p>
          <draw:enhanced-geometry svg:viewBox="0 0 21600 21600" draw:text-areas="3000 3320 17110 17330" draw:type="cloud-callout" draw:modifiers="3444.87711458666 -5415.711107307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4" xml:id="id9" draw:id="id9" draw:layer="layout" svg:width="4.953cm" svg:height="4.445cm" svg:x="109.077cm" svg:y="63.611cm">
          <text:p text:style-name="P1">Build Map<text:line-break/>Figures</text:p>
          <draw:enhanced-geometry svg:viewBox="0 0 21600 21600" draw:type="rectangle" draw:enhanced-path="M 0 0 L 21600 0 21600 21600 0 21600 0 0 Z N"/>
        </draw:custom-shape>
        <draw:connector draw:style-name="gr2" draw:text-style-name="P3" draw:layer="layout" draw:type="line" svg:x1="103.997cm" svg:y1="65.833cm" svg:x2="109.077cm" svg:y2="65.833cm" draw:start-shape="id8" draw:start-glue-point="1" draw:end-shape="id9" draw:end-glue-point="3" svg:d="M103997 65833h5080" svg:viewBox="0 0 5081 1">
          <text:p text:style-name="P1">PROVIDES:<text:line-break/>GEOID<text:line-break/>Lat/Lon<text:line-break/>Cluster #<text:line-break/>Cluster Rank</text:p>
          <text:p text:style-name="P1"/>
        </draw:connector>
        <draw:custom-shape draw:style-name="gr5" draw:text-style-name="P5" xml:id="id10" draw:id="id10" draw:layer="layout" svg:width="10.414cm" svg:height="3.937cm" svg:x="106.156cm" svg:y="56.118cm">
          <text:p text:style-name="P1">CENSUS TRACT<text:line-break/>SHAPE FILES</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2" draw:text-style-name="P3" draw:layer="layout" draw:type="line" svg:x1="111.363cm" svg:y1="60.055cm" svg:x2="111.553cm" svg:y2="63.611cm" draw:start-shape="id10" draw:start-glue-point="6" draw:end-shape="id9" draw:end-glue-point="0" svg:d="M111363 60055l190 3556" svg:viewBox="0 0 191 3557">
          <text:p text:style-name="P1">Provides data for mapping cluster</text:p>
        </draw:connector>
        <draw:connector draw:style-name="gr2" draw:text-style-name="P3" draw:layer="layout" draw:type="curve" svg:x1="111.553cm" svg:y1="68.056cm" svg:x2="92.884cm" svg:y2="77.708cm" draw:start-shape="id9" draw:start-glue-point="2" draw:end-shape="id11" draw:end-glue-point="0" svg:d="M111553 68056c0 7239-18669 2413-18669 9652" svg:viewBox="0 0 18670 9653">
          <text:p text:style-name="P1">Provides<text:line-break/>Plotly JSON for Map figure centered on best match<text:line-break/>All cluster/rank data</text:p>
        </draw:connector>
        <draw:custom-shape draw:style-name="gr1" draw:text-style-name="P2" xml:id="id11" draw:id="id11" draw:layer="layout" svg:width="4.953cm" svg:height="4.826cm" svg:x="90.408cm" svg:y="77.708cm">
          <text:p text:style-name="P1">Website<text:line-break/>Info Page</text:p>
          <draw:enhanced-geometry svg:viewBox="0 0 21600 21600" draw:type="rectangle" draw:enhanced-path="M 0 0 L 21600 0 21600 21600 0 21600 0 0 Z N"/>
        </draw:custom-shape>
        <draw:custom-shape draw:style-name="gr4" draw:text-style-name="P4" xml:id="id12" draw:id="id12" draw:layer="layout" svg:width="4.953cm" svg:height="4.445cm" svg:x="102.854cm" svg:y="77.962cm">
          <text:p text:style-name="P1">Map figure</text:p>
          <text:p text:style-name="P1">updates</text:p>
          <draw:enhanced-geometry svg:viewBox="0 0 21600 21600" draw:type="rectangle" draw:enhanced-path="M 0 0 L 21600 0 21600 21600 0 21600 0 0 Z N"/>
        </draw:custom-shape>
        <draw:custom-shape draw:style-name="gr9" draw:text-style-name="P4" xml:id="id1" draw:id="id1" draw:layer="layout" svg:width="4.699cm" svg:height="4.191cm" svg:x="66.151cm" svg:y="51.4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0" draw:text-style-name="P3" draw:layer="layout" draw:type="line" svg:x1="95.361cm" svg:y1="80.121cm" svg:x2="102.854cm" svg:y2="80.184cm" draw:start-shape="id11" draw:start-glue-point="1" draw:end-shape="id12" draw:end-glue-point="3" svg:d="M95361 80121l7493 63" svg:viewBox="0 0 7494 64">
          <text:p text:style-name="P1">When user selects</text:p>
          <text:p text:style-name="P1">Another ranked item,</text:p>
          <text:p text:style-name="P1">Call function to update</text:p>
          <text:p text:style-name="P1">Figure and center</text:p>
          <text:p text:style-name="P1">On new coords of</text:p>
          <text:p text:style-name="P1">selection</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99.999cm" fo:page-height="5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12:29:09.535742156</meta:creation-date>
    <dc:date>2020-10-18T13:16:18.446052761</dc:date>
    <meta:editing-duration>PT15M56S</meta:editing-duration>
    <meta:editing-cycles>2</meta:editing-cycles>
    <meta:generator>LibreOffice/6.4.6.2$Linux_X86_64 LibreOffice_project/40$Build-2</meta:generator>
    <meta:document-statistic meta:object-count="25"/>
  </office:meta>
</office:document-meta>
</file>